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2cm" fo:min-width="1.4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objectwithoutfill">
      <style:graphic-properties draw:stroke="dash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style:text-properties fo:font-size="9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fo:font-size="8pt" style:font-size-asian="9pt" style:font-size-complex="9pt"/>
    </style:style>
    <style:style style:name="P9" style:family="paragraph">
      <loext:graphic-properties draw:fill="none" draw:fill-color="#ffffff"/>
      <style:text-properties fo:font-size="8pt" style:font-size-asian="9pt" style:font-size-complex="9pt"/>
    </style:style>
    <style:style style:name="P10" style:family="paragraph"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6pt" style:font-size-asian="6pt" style:font-size-complex="6pt"/>
    </style:style>
    <style:style style:name="P1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13" style:family="paragraph">
      <style:text-properties fo:font-size="6pt" style:font-size-asian="9pt" style:font-size-complex="9pt"/>
    </style:style>
    <style:style style:name="P14" style:family="paragraph">
      <loext:graphic-properties draw:fill="none" draw:fill-color="#ffffff"/>
      <style:text-properties fo:font-size="6pt" style:font-size-asian="9pt" style:font-size-complex="9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size-asian="9pt" style:font-size-complex="9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2" draw:layer="layout" svg:width="2cm" svg:height="1.396cm" svg:x="0.251cm" svg:y="2.71cm">
            <text:p text:style-name="P1"><text:s/>RAM cell <text:s text:c="2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2cm" svg:height="0.75cm" svg:x="1.351cm" svg:y="2.615cm">
            <draw:text-box>
              <text:p text:style-name="P3"><text:span text:style-name="T1">sta</text:span><text:span text:style-name="T1">g</text:span></text:p>
            </draw:text-box>
          </draw:frame>
          <draw:frame draw:style-name="gr2" draw:text-style-name="P4" draw:layer="layout" svg:width="1.2cm" svg:height="0.75cm" svg:x="1.351cm" svg:y="3.547cm">
            <draw:text-box>
              <text:p text:style-name="P3"><text:span text:style-name="T1">st</text:span><text:span text:style-name="T1">ag</text:span></text:p>
            </draw:text-box>
          </draw:frame>
          <draw:line draw:style-name="gr3" draw:text-style-name="P5" draw:layer="layout" svg:x1="1.651cm" svg:y1="3.757cm" svg:x2="2.215cm" svg:y2="3.757cm">
            <text:p/>
          </draw:line>
        </draw:g>
        <draw:g>
          <draw:line draw:style-name="gr3" draw:text-style-name="P5" draw:layer="layout" svg:x1="0.151cm" svg:y1="4.995cm" svg:x2="0.551cm" svg:y2="4.995cm">
            <text:p/>
          </draw:line>
          <draw:line draw:style-name="gr3" draw:text-style-name="P5" draw:layer="layout" svg:x1="0.251cm" svg:y1="5.059cm" svg:x2="0.451cm" svg:y2="5.059cm">
            <text:p/>
          </draw:line>
          <draw:line draw:style-name="gr3" draw:text-style-name="P5" draw:layer="layout" svg:x1="0.305cm" svg:y1="5.132cm" svg:x2="0.405cm" svg:y2="5.132cm">
            <text:p/>
          </draw:line>
        </draw:g>
        <draw:line draw:style-name="gr3" draw:text-style-name="P5" draw:layer="layout" svg:x1="0.36cm" svg:y1="4.786cm" svg:x2="0.36cm" svg:y2="4.986cm">
          <text:p/>
        </draw:line>
        <draw:line draw:style-name="gr3" draw:text-style-name="P5" draw:layer="layout" svg:x1="0.351cm" svg:y1="4.768cm" svg:x2="1cm" svg:y2="4.768cm">
          <text:p/>
        </draw:line>
        <draw:line draw:style-name="gr3" draw:text-style-name="P5" draw:layer="layout" svg:x1="2.23cm" svg:y1="2.919cm" svg:x2="6.429cm" svg:y2="2.919cm">
          <text:p/>
        </draw:line>
        <draw:line draw:style-name="gr3" draw:text-style-name="P5" draw:layer="layout" svg:x1="0.2cm" svg:y1="0.6cm" svg:x2="0.4cm" svg:y2="0.6cm">
          <text:p/>
        </draw:line>
        <draw:line draw:style-name="gr3" draw:text-style-name="P5" draw:layer="layout" svg:x1="0.3cm" svg:y1="0.6cm" svg:x2="0.3cm" svg:y2="2cm">
          <text:p/>
        </draw:line>
        <draw:custom-shape draw:style-name="gr4" draw:text-style-name="P6" draw:layer="layout" svg:width="0.1cm" svg:height="0.1cm" svg:x="0.736cm" svg:y="0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5" draw:layer="layout" svg:x1="0.591cm" svg:y1="1.095cm" svg:x2="0.69cm" svg:y2="1.095cm">
            <text:p/>
          </draw:line>
          <draw:line draw:style-name="gr3" draw:text-style-name="P5" draw:layer="layout" svg:x1="0.682cm" svg:y1="0.954cm" svg:x2="0.682cm" svg:y2="1.104cm">
            <text:p/>
          </draw:line>
          <draw:line draw:style-name="gr3" draw:text-style-name="P5" draw:layer="layout" svg:x1="0.682cm" svg:y1="0.963cm" svg:x2="0.881cm" svg:y2="0.963cm">
            <text:p/>
          </draw:line>
          <draw:line draw:style-name="gr3" draw:text-style-name="P5" draw:layer="layout" svg:x1="0.872cm" svg:y1="1.095cm" svg:x2="0.971cm" svg:y2="1.095cm">
            <text:p/>
          </draw:line>
          <draw:line draw:style-name="gr3" draw:text-style-name="P5" draw:layer="layout" svg:x1="0.882cm" svg:y1="0.954cm" svg:x2="0.882cm" svg:y2="1.104cm">
            <text:p/>
          </draw:line>
          <draw:line draw:style-name="gr3" draw:text-style-name="P5" draw:layer="layout" svg:x1="0.682cm" svg:y1="0.891cm" svg:x2="0.881cm" svg:y2="0.891cm">
            <text:p/>
          </draw:line>
        </draw:g>
        <draw:g>
          <draw:line draw:style-name="gr3" draw:text-style-name="P5" draw:layer="layout" svg:x1="0.6cm" svg:y1="1.996cm" svg:x2="0.699cm" svg:y2="1.996cm">
            <text:p/>
          </draw:line>
          <draw:line draw:style-name="gr3" draw:text-style-name="P5" draw:layer="layout" svg:x1="0.691cm" svg:y1="1.855cm" svg:x2="0.691cm" svg:y2="2.005cm">
            <text:p/>
          </draw:line>
          <draw:line draw:style-name="gr3" draw:text-style-name="P5" draw:layer="layout" svg:x1="0.691cm" svg:y1="1.864cm" svg:x2="0.89cm" svg:y2="1.864cm">
            <text:p/>
          </draw:line>
          <draw:line draw:style-name="gr3" draw:text-style-name="P5" draw:layer="layout" svg:x1="0.881cm" svg:y1="1.996cm" svg:x2="0.98cm" svg:y2="1.996cm">
            <text:p/>
          </draw:line>
          <draw:line draw:style-name="gr3" draw:text-style-name="P5" draw:layer="layout" svg:x1="0.891cm" svg:y1="1.855cm" svg:x2="0.891cm" svg:y2="2.005cm">
            <text:p/>
          </draw:line>
          <draw:line draw:style-name="gr3" draw:text-style-name="P5" draw:layer="layout" svg:x1="0.691cm" svg:y1="1.792cm" svg:x2="0.89cm" svg:y2="1.792cm">
            <text:p/>
          </draw:line>
        </draw:g>
        <draw:g>
          <draw:line draw:style-name="gr3" draw:text-style-name="P5" draw:layer="layout" svg:x1="0.6cm" svg:y1="1.696cm" svg:x2="0.699cm" svg:y2="1.696cm">
            <text:p/>
          </draw:line>
          <draw:line draw:style-name="gr3" draw:text-style-name="P5" draw:layer="layout" svg:x1="0.691cm" svg:y1="1.555cm" svg:x2="0.691cm" svg:y2="1.705cm">
            <text:p/>
          </draw:line>
          <draw:line draw:style-name="gr3" draw:text-style-name="P5" draw:layer="layout" svg:x1="0.691cm" svg:y1="1.564cm" svg:x2="0.89cm" svg:y2="1.564cm">
            <text:p/>
          </draw:line>
          <draw:line draw:style-name="gr3" draw:text-style-name="P5" draw:layer="layout" svg:x1="0.881cm" svg:y1="1.696cm" svg:x2="0.98cm" svg:y2="1.696cm">
            <text:p/>
          </draw:line>
          <draw:line draw:style-name="gr3" draw:text-style-name="P5" draw:layer="layout" svg:x1="0.891cm" svg:y1="1.555cm" svg:x2="0.891cm" svg:y2="1.705cm">
            <text:p/>
          </draw:line>
          <draw:line draw:style-name="gr3" draw:text-style-name="P5" draw:layer="layout" svg:x1="0.691cm" svg:y1="1.492cm" svg:x2="0.89cm" svg:y2="1.492cm">
            <text:p/>
          </draw:line>
        </draw:g>
        <draw:line draw:style-name="gr3" draw:text-style-name="P5" draw:layer="layout" svg:x1="0.309cm" svg:y1="1.091cm" svg:x2="0.609cm" svg:y2="1.091cm">
          <text:p/>
        </draw:line>
        <draw:line draw:style-name="gr3" draw:text-style-name="P5" draw:layer="layout" svg:x1="0.309cm" svg:y1="1.7cm" svg:x2="0.609cm" svg:y2="1.7cm">
          <text:p/>
        </draw:line>
        <draw:line draw:style-name="gr3" draw:text-style-name="P5" draw:layer="layout" svg:x1="0.309cm" svg:y1="2cm" svg:x2="0.609cm" svg:y2="2cm">
          <text:p/>
        </draw:line>
        <draw:g>
          <draw:line draw:style-name="gr3" draw:text-style-name="P5" draw:layer="layout" svg:x1="1.191cm" svg:y1="-0.606cm" svg:x2="1.29cm" svg:y2="-0.606cm">
            <text:p/>
          </draw:line>
          <draw:line draw:style-name="gr3" draw:text-style-name="P5" draw:layer="layout" svg:x1="1.282cm" svg:y1="-0.746cm" svg:x2="1.282cm" svg:y2="-0.596cm">
            <text:p/>
          </draw:line>
          <draw:line draw:style-name="gr3" draw:text-style-name="P5" draw:layer="layout" svg:x1="1.282cm" svg:y1="-0.738cm" svg:x2="1.481cm" svg:y2="-0.738cm">
            <text:p/>
          </draw:line>
          <draw:line draw:style-name="gr3" draw:text-style-name="P5" draw:layer="layout" svg:x1="1.472cm" svg:y1="-0.606cm" svg:x2="1.571cm" svg:y2="-0.606cm">
            <text:p/>
          </draw:line>
          <draw:line draw:style-name="gr3" draw:text-style-name="P5" draw:layer="layout" svg:x1="1.482cm" svg:y1="-0.746cm" svg:x2="1.482cm" svg:y2="-0.596cm">
            <text:p/>
          </draw:line>
          <draw:line draw:style-name="gr3" draw:text-style-name="P5" draw:layer="layout" svg:x1="1.282cm" svg:y1="-0.81cm" svg:x2="1.481cm" svg:y2="-0.81cm">
            <text:p/>
          </draw:line>
        </draw:g>
        <draw:custom-shape draw:style-name="gr5" draw:text-style-name="P7" draw:layer="layout" svg:width="0.08cm" svg:height="0.08cm" svg:x="0.801cm" svg:y="-0.5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08cm" svg:height="0.08cm" svg:x="0.256cm" svg:y="1.0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08cm" svg:height="0.08cm" svg:x="0.256cm" svg:y="1.6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0.1cm" svg:height="0.1cm" svg:x="0.737cm" svg:y="1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1cm" svg:height="0.1cm" svg:x="0.738cm" svg:y="1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0.791cm" svg:y1="0.5cm" svg:x2="0.791cm" svg:y2="0.8cm">
          <text:p/>
        </draw:line>
        <draw:frame draw:style-name="gr6" draw:text-style-name="P9" draw:layer="layout" svg:width="1.4cm" svg:height="0.569cm" svg:x="0.246cm" svg:y="0.057cm">
          <draw:text-box>
            <text:p text:style-name="P8"><text:span text:style-name="T2">pchg</text:span></text:p>
          </draw:text-box>
        </draw:frame>
        <draw:line draw:style-name="gr3" draw:text-style-name="P5" draw:layer="layout" svg:x1="0.794cm" svg:y1="1.4cm" svg:x2="0.794cm" svg:y2="0.9cm">
          <text:p/>
        </draw:line>
        <draw:line draw:style-name="gr3" draw:text-style-name="P5" draw:layer="layout" svg:x1="0.791cm" svg:y1="1.5cm" svg:x2="0.791cm" svg:y2="1.7cm">
          <text:p/>
        </draw:line>
        <draw:line draw:style-name="gr3" draw:text-style-name="P5" draw:layer="layout" svg:x1="0.536cm" svg:y1="0.209cm" svg:x2="1.036cm" svg:y2="0.209cm">
          <text:p/>
        </draw:line>
        <draw:line draw:style-name="gr7" draw:text-style-name="P5" draw:layer="layout" svg:x1="0.997cm" svg:y1="1.1cm" svg:x2="1.397cm" svg:y2="1.1cm">
          <text:p/>
        </draw:line>
        <draw:line draw:style-name="gr7" draw:text-style-name="P5" draw:layer="layout" svg:x1="0.998cm" svg:y1="1.7cm" svg:x2="1.398cm" svg:y2="1.7cm">
          <text:p/>
        </draw:line>
        <draw:line draw:style-name="gr3" draw:text-style-name="P5" draw:layer="layout" svg:x1="1.402cm" svg:y1="2cm" svg:x2="6.4cm" svg:y2="2cm">
          <text:p/>
        </draw:line>
        <draw:line draw:style-name="gr7" draw:text-style-name="P5" draw:layer="layout" svg:x1="0.999cm" svg:y1="2cm" svg:x2="1.399cm" svg:y2="2cm">
          <text:p/>
        </draw:line>
        <draw:line draw:style-name="gr3" draw:text-style-name="P5" draw:layer="layout" svg:x1="1.403cm" svg:y1="4.768cm" svg:x2="7.085cm" svg:y2="4.768cm">
          <text:p/>
        </draw:line>
        <draw:line draw:style-name="gr7" draw:text-style-name="P5" draw:layer="layout" svg:x1="1cm" svg:y1="4.768cm" svg:x2="1.4cm" svg:y2="4.768cm">
          <text:p/>
        </draw:line>
        <draw:frame draw:style-name="gr6" draw:text-style-name="P11" draw:layer="layout" svg:width="1.4cm" svg:height="0.489cm" svg:x="2.133cm" svg:y="-0.007cm">
          <draw:text-box>
            <text:p text:style-name="P10"><text:span text:style-name="T3">dtag 0</text:span></text:p>
          </draw:text-box>
        </draw:frame>
        <draw:line draw:style-name="gr3" draw:text-style-name="P5" draw:layer="layout" svg:x1="2.632cm" svg:y1="0.7cm" svg:x2="2.632cm" svg:y2="5.7cm">
          <text:p/>
        </draw:line>
        <draw:line draw:style-name="gr7" draw:text-style-name="P5" draw:layer="layout" svg:x1="2.632cm" svg:y1="0.4cm" svg:x2="2.632cm" svg:y2="0.7cm">
          <text:p/>
        </draw:line>
        <draw:line draw:style-name="gr7" draw:text-style-name="P5" draw:layer="layout" svg:x1="2.632cm" svg:y1="5.7cm" svg:x2="2.632cm" svg:y2="6cm">
          <text:p/>
        </draw:line>
        <draw:line draw:style-name="gr3" draw:text-style-name="P5" draw:layer="layout" svg:x1="2.313cm" svg:y1="0.109cm" svg:x2="3.077cm" svg:y2="0.1cm">
          <text:p/>
        </draw:line>
        <draw:frame draw:style-name="gr6" draw:text-style-name="P11" draw:layer="layout" svg:width="1.4cm" svg:height="0.489cm" svg:x="3.405cm" svg:y="-0.017cm">
          <draw:text-box>
            <text:p text:style-name="P10"><text:span text:style-name="T3">dtag </text:span><text:span text:style-name="T3">0</text:span></text:p>
          </draw:text-box>
        </draw:frame>
        <draw:line draw:style-name="gr3" draw:text-style-name="P5" draw:layer="layout" svg:x1="3.932cm" svg:y1="0.708cm" svg:x2="3.932cm" svg:y2="5.708cm">
          <text:p/>
        </draw:line>
        <draw:line draw:style-name="gr7" draw:text-style-name="P5" draw:layer="layout" svg:x1="3.932cm" svg:y1="0.408cm" svg:x2="3.932cm" svg:y2="0.708cm">
          <text:p/>
        </draw:line>
        <draw:line draw:style-name="gr7" draw:text-style-name="P5" draw:layer="layout" svg:x1="3.932cm" svg:y1="5.708cm" svg:x2="3.932cm" svg:y2="6.008cm">
          <text:p/>
        </draw:line>
        <draw:g>
          <draw:g>
            <draw:line draw:style-name="gr3" draw:text-style-name="P5" draw:layer="layout" svg:x1="3.45cm" svg:y1="3.645cm" svg:x2="3.45cm" svg:y2="3.765cm">
              <text:p/>
            </draw:line>
            <draw:line draw:style-name="gr3" draw:text-style-name="P5" draw:layer="layout" svg:x1="3.665cm" svg:y1="3.754cm" svg:x2="3.436cm" svg:y2="3.754cm">
              <text:p/>
            </draw:line>
            <draw:line draw:style-name="gr3" draw:text-style-name="P5" draw:layer="layout" svg:x1="3.652cm" svg:y1="3.754cm" svg:x2="3.652cm" svg:y2="3.994cm">
              <text:p/>
            </draw:line>
            <draw:line draw:style-name="gr3" draw:text-style-name="P5" draw:layer="layout" svg:x1="3.45cm" svg:y1="3.983cm" svg:x2="3.45cm" svg:y2="4.103cm">
              <text:p/>
            </draw:line>
            <draw:line draw:style-name="gr3" draw:text-style-name="P5" draw:layer="layout" svg:x1="3.665cm" svg:y1="3.995cm" svg:x2="3.436cm" svg:y2="3.995cm">
              <text:p/>
            </draw:line>
            <draw:line draw:style-name="gr3" draw:text-style-name="P5" draw:layer="layout" svg:x1="3.762cm" svg:y1="3.754cm" svg:x2="3.762cm" svg:y2="3.994cm">
              <text:p/>
            </draw:line>
          </draw:g>
          <draw:line draw:style-name="gr3" draw:text-style-name="P5" draw:layer="layout" svg:x1="3.446cm" svg:y1="3.7cm" svg:x2="3.446cm" svg:y2="2.6cm">
            <text:p/>
          </draw:line>
          <draw:g>
            <draw:line draw:style-name="gr3" draw:text-style-name="P5" draw:layer="layout" svg:x1="3.449cm" svg:y1="2.244cm" svg:x2="3.449cm" svg:y2="2.364cm">
              <text:p/>
            </draw:line>
            <draw:line draw:style-name="gr3" draw:text-style-name="P5" draw:layer="layout" svg:x1="3.664cm" svg:y1="2.353cm" svg:x2="3.435cm" svg:y2="2.353cm">
              <text:p/>
            </draw:line>
            <draw:line draw:style-name="gr3" draw:text-style-name="P5" draw:layer="layout" svg:x1="3.651cm" svg:y1="2.353cm" svg:x2="3.651cm" svg:y2="2.593cm">
              <text:p/>
            </draw:line>
            <draw:line draw:style-name="gr3" draw:text-style-name="P5" draw:layer="layout" svg:x1="3.449cm" svg:y1="2.582cm" svg:x2="3.449cm" svg:y2="2.702cm">
              <text:p/>
            </draw:line>
            <draw:line draw:style-name="gr3" draw:text-style-name="P5" draw:layer="layout" svg:x1="3.664cm" svg:y1="2.594cm" svg:x2="3.435cm" svg:y2="2.594cm">
              <text:p/>
            </draw:line>
            <draw:line draw:style-name="gr3" draw:text-style-name="P5" draw:layer="layout" svg:x1="3.761cm" svg:y1="2.353cm" svg:x2="3.761cm" svg:y2="2.593cm">
              <text:p/>
            </draw:line>
          </draw:g>
          <draw:line draw:style-name="gr3" draw:text-style-name="P5" draw:layer="layout" svg:x1="3.446cm" svg:y1="2.3cm" svg:x2="3.446cm" svg:y2="2cm">
            <text:p/>
          </draw:line>
          <draw:line draw:style-name="gr3" draw:text-style-name="P5" draw:layer="layout" svg:x1="3.928cm" svg:y1="2.482cm" svg:x2="3.748cm" svg:y2="2.482cm">
            <text:p/>
          </draw:line>
          <draw:custom-shape draw:style-name="gr5" draw:text-style-name="P7" draw:layer="layout" svg:width="0.08cm" svg:height="0.08cm" draw:transform="rotate (-3.14159265358979) translate (3.971cm 2.51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5" draw:layer="layout" svg:x1="3.45cm" svg:y1="4.082cm" svg:x2="3.45cm" svg:y2="4.782cm">
            <text:p/>
          </draw:line>
        </draw:g>
        <draw:g>
          <draw:g>
            <draw:line draw:style-name="gr3" draw:text-style-name="P5" draw:layer="layout" svg:x1="3.102cm" svg:y1="3.137cm" svg:x2="3.102cm" svg:y2="3.017cm">
              <text:p/>
            </draw:line>
            <draw:line draw:style-name="gr3" draw:text-style-name="P5" draw:layer="layout" svg:x1="2.887cm" svg:y1="3.028cm" svg:x2="3.116cm" svg:y2="3.028cm">
              <text:p/>
            </draw:line>
            <draw:line draw:style-name="gr3" draw:text-style-name="P5" draw:layer="layout" svg:x1="2.9cm" svg:y1="3.028cm" svg:x2="2.9cm" svg:y2="2.788cm">
              <text:p/>
            </draw:line>
            <draw:line draw:style-name="gr3" draw:text-style-name="P5" draw:layer="layout" svg:x1="3.102cm" svg:y1="2.799cm" svg:x2="3.102cm" svg:y2="2.679cm">
              <text:p/>
            </draw:line>
            <draw:line draw:style-name="gr3" draw:text-style-name="P5" draw:layer="layout" svg:x1="2.887cm" svg:y1="2.787cm" svg:x2="3.116cm" svg:y2="2.787cm">
              <text:p/>
            </draw:line>
            <draw:line draw:style-name="gr3" draw:text-style-name="P5" draw:layer="layout" svg:x1="2.79cm" svg:y1="3.028cm" svg:x2="2.79cm" svg:y2="2.788cm">
              <text:p/>
            </draw:line>
          </draw:g>
          <draw:line draw:style-name="gr3" draw:text-style-name="P5" draw:layer="layout" svg:x1="3.106cm" svg:y1="3.082cm" svg:x2="3.106cm" svg:y2="4.182cm">
            <text:p/>
          </draw:line>
          <draw:g>
            <draw:line draw:style-name="gr3" draw:text-style-name="P5" draw:layer="layout" svg:x1="3.103cm" svg:y1="4.538cm" svg:x2="3.103cm" svg:y2="4.418cm">
              <text:p/>
            </draw:line>
            <draw:line draw:style-name="gr3" draw:text-style-name="P5" draw:layer="layout" svg:x1="2.888cm" svg:y1="4.429cm" svg:x2="3.117cm" svg:y2="4.429cm">
              <text:p/>
            </draw:line>
            <draw:line draw:style-name="gr3" draw:text-style-name="P5" draw:layer="layout" svg:x1="2.901cm" svg:y1="4.429cm" svg:x2="2.901cm" svg:y2="4.189cm">
              <text:p/>
            </draw:line>
            <draw:line draw:style-name="gr3" draw:text-style-name="P5" draw:layer="layout" svg:x1="3.103cm" svg:y1="4.2cm" svg:x2="3.103cm" svg:y2="4.08cm">
              <text:p/>
            </draw:line>
            <draw:line draw:style-name="gr3" draw:text-style-name="P5" draw:layer="layout" svg:x1="2.888cm" svg:y1="4.188cm" svg:x2="3.117cm" svg:y2="4.188cm">
              <text:p/>
            </draw:line>
            <draw:line draw:style-name="gr3" draw:text-style-name="P5" draw:layer="layout" svg:x1="2.791cm" svg:y1="4.429cm" svg:x2="2.791cm" svg:y2="4.189cm">
              <text:p/>
            </draw:line>
          </draw:g>
          <draw:line draw:style-name="gr3" draw:text-style-name="P5" draw:layer="layout" svg:x1="3.106cm" svg:y1="4.482cm" svg:x2="3.106cm" svg:y2="4.782cm">
            <text:p/>
          </draw:line>
          <draw:line draw:style-name="gr3" draw:text-style-name="P5" draw:layer="layout" svg:x1="2.624cm" svg:y1="4.3cm" svg:x2="2.804cm" svg:y2="4.3cm">
            <text:p/>
          </draw:line>
          <draw:custom-shape draw:style-name="gr5" draw:text-style-name="P7" draw:layer="layout" svg:width="0.08cm" svg:height="0.08cm" svg:x="2.581cm" svg:y="4.26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5" draw:layer="layout" svg:x1="3.102cm" svg:y1="2.7cm" svg:x2="3.102cm" svg:y2="2cm">
            <text:p/>
          </draw:line>
        </draw:g>
        <draw:custom-shape draw:style-name="gr5" draw:text-style-name="P7" draw:layer="layout" svg:width="0.08cm" svg:height="0.08cm" svg:x="3.061cm" svg:y="4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08cm" svg:height="0.08cm" svg:x="3.406cm" svg:y="4.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08cm" svg:height="0.08cm" svg:x="3.061cm" svg:y="1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08cm" svg:height="0.08cm" svg:x="3.398cm" svg:y="1.9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1" draw:layer="layout" svg:width="1.4cm" svg:height="0.489cm" svg:x="4.17cm" svg:y="-0.008cm">
          <draw:text-box>
            <text:p text:style-name="P10"><text:span text:style-name="T3">dtag </text:span><text:span text:style-name="T3">1</text:span></text:p>
          </draw:text-box>
        </draw:frame>
        <draw:line draw:style-name="gr3" draw:text-style-name="P5" draw:layer="layout" svg:x1="4.669cm" svg:y1="0.699cm" svg:x2="4.669cm" svg:y2="5.699cm">
          <text:p/>
        </draw:line>
        <draw:line draw:style-name="gr7" draw:text-style-name="P5" draw:layer="layout" svg:x1="4.669cm" svg:y1="0.399cm" svg:x2="4.669cm" svg:y2="0.699cm">
          <text:p/>
        </draw:line>
        <draw:line draw:style-name="gr7" draw:text-style-name="P5" draw:layer="layout" svg:x1="4.669cm" svg:y1="5.699cm" svg:x2="4.669cm" svg:y2="5.999cm">
          <text:p/>
        </draw:line>
        <draw:line draw:style-name="gr3" draw:text-style-name="P5" draw:layer="layout" svg:x1="4.341cm" svg:y1="0.108cm" svg:x2="5.105cm" svg:y2="0.099cm">
          <text:p/>
        </draw:line>
        <draw:frame draw:style-name="gr6" draw:text-style-name="P12" draw:layer="layout" svg:width="1.4cm" svg:height="0.489cm" svg:x="5.469cm" svg:y="0cm">
          <draw:text-box>
            <text:p text:style-name="P10"><text:span text:style-name="T3">dt</text:span><text:span text:style-name="T3">ag </text:span><text:span text:style-name="T3">1</text:span></text:p>
          </draw:text-box>
        </draw:frame>
        <draw:line draw:style-name="gr3" draw:text-style-name="P5" draw:layer="layout" svg:x1="5.969cm" svg:y1="0.707cm" svg:x2="5.969cm" svg:y2="5.707cm">
          <text:p/>
        </draw:line>
        <draw:line draw:style-name="gr7" draw:text-style-name="P5" draw:layer="layout" svg:x1="5.969cm" svg:y1="0.407cm" svg:x2="5.969cm" svg:y2="0.707cm">
          <text:p/>
        </draw:line>
        <draw:line draw:style-name="gr7" draw:text-style-name="P5" draw:layer="layout" svg:x1="5.969cm" svg:y1="5.707cm" svg:x2="5.969cm" svg:y2="6.007cm">
          <text:p/>
        </draw:line>
        <draw:g>
          <draw:line draw:style-name="gr3" draw:text-style-name="P5" draw:layer="layout" svg:x1="5.487cm" svg:y1="3.644cm" svg:x2="5.487cm" svg:y2="3.764cm">
            <text:p/>
          </draw:line>
          <draw:line draw:style-name="gr3" draw:text-style-name="P5" draw:layer="layout" svg:x1="5.702cm" svg:y1="3.753cm" svg:x2="5.473cm" svg:y2="3.753cm">
            <text:p/>
          </draw:line>
          <draw:line draw:style-name="gr3" draw:text-style-name="P5" draw:layer="layout" svg:x1="5.689cm" svg:y1="3.753cm" svg:x2="5.689cm" svg:y2="3.993cm">
            <text:p/>
          </draw:line>
          <draw:line draw:style-name="gr3" draw:text-style-name="P5" draw:layer="layout" svg:x1="5.487cm" svg:y1="3.982cm" svg:x2="5.487cm" svg:y2="4.102cm">
            <text:p/>
          </draw:line>
          <draw:line draw:style-name="gr3" draw:text-style-name="P5" draw:layer="layout" svg:x1="5.702cm" svg:y1="3.994cm" svg:x2="5.473cm" svg:y2="3.994cm">
            <text:p/>
          </draw:line>
          <draw:line draw:style-name="gr3" draw:text-style-name="P5" draw:layer="layout" svg:x1="5.799cm" svg:y1="3.753cm" svg:x2="5.799cm" svg:y2="3.993cm">
            <text:p/>
          </draw:line>
        </draw:g>
        <draw:line draw:style-name="gr3" draw:text-style-name="P5" draw:layer="layout" svg:x1="5.483cm" svg:y1="3.699cm" svg:x2="5.483cm" svg:y2="2.599cm">
          <text:p/>
        </draw:line>
        <draw:g>
          <draw:line draw:style-name="gr3" draw:text-style-name="P5" draw:layer="layout" svg:x1="5.486cm" svg:y1="2.243cm" svg:x2="5.486cm" svg:y2="2.363cm">
            <text:p/>
          </draw:line>
          <draw:line draw:style-name="gr3" draw:text-style-name="P5" draw:layer="layout" svg:x1="5.701cm" svg:y1="2.352cm" svg:x2="5.472cm" svg:y2="2.352cm">
            <text:p/>
          </draw:line>
          <draw:line draw:style-name="gr3" draw:text-style-name="P5" draw:layer="layout" svg:x1="5.688cm" svg:y1="2.352cm" svg:x2="5.688cm" svg:y2="2.592cm">
            <text:p/>
          </draw:line>
          <draw:line draw:style-name="gr3" draw:text-style-name="P5" draw:layer="layout" svg:x1="5.486cm" svg:y1="2.581cm" svg:x2="5.486cm" svg:y2="2.701cm">
            <text:p/>
          </draw:line>
          <draw:line draw:style-name="gr3" draw:text-style-name="P5" draw:layer="layout" svg:x1="5.701cm" svg:y1="2.593cm" svg:x2="5.472cm" svg:y2="2.593cm">
            <text:p/>
          </draw:line>
          <draw:line draw:style-name="gr3" draw:text-style-name="P5" draw:layer="layout" svg:x1="5.798cm" svg:y1="2.352cm" svg:x2="5.798cm" svg:y2="2.592cm">
            <text:p/>
          </draw:line>
        </draw:g>
        <draw:line draw:style-name="gr3" draw:text-style-name="P5" draw:layer="layout" svg:x1="5.489cm" svg:y1="2.3cm" svg:x2="5.489cm" svg:y2="1.7cm">
          <text:p/>
        </draw:line>
        <draw:line draw:style-name="gr3" draw:text-style-name="P5" draw:layer="layout" svg:x1="5.965cm" svg:y1="2.481cm" svg:x2="5.785cm" svg:y2="2.481cm">
          <text:p/>
        </draw:line>
        <draw:custom-shape draw:style-name="gr5" draw:text-style-name="P7" draw:layer="layout" svg:width="0.08cm" svg:height="0.08cm" draw:transform="rotate (-3.14159265358979) translate (6.008cm 2.51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5.487cm" svg:y1="4.081cm" svg:x2="5.487cm" svg:y2="4.781cm">
          <text:p/>
        </draw:line>
        <draw:g>
          <draw:line draw:style-name="gr3" draw:text-style-name="P5" draw:layer="layout" svg:x1="5.139cm" svg:y1="3.136cm" svg:x2="5.139cm" svg:y2="3.016cm">
            <text:p/>
          </draw:line>
          <draw:line draw:style-name="gr3" draw:text-style-name="P5" draw:layer="layout" svg:x1="4.924cm" svg:y1="3.027cm" svg:x2="5.153cm" svg:y2="3.027cm">
            <text:p/>
          </draw:line>
          <draw:line draw:style-name="gr3" draw:text-style-name="P5" draw:layer="layout" svg:x1="4.937cm" svg:y1="3.027cm" svg:x2="4.937cm" svg:y2="2.787cm">
            <text:p/>
          </draw:line>
          <draw:line draw:style-name="gr3" draw:text-style-name="P5" draw:layer="layout" svg:x1="5.139cm" svg:y1="2.798cm" svg:x2="5.139cm" svg:y2="2.678cm">
            <text:p/>
          </draw:line>
          <draw:line draw:style-name="gr3" draw:text-style-name="P5" draw:layer="layout" svg:x1="4.924cm" svg:y1="2.786cm" svg:x2="5.153cm" svg:y2="2.786cm">
            <text:p/>
          </draw:line>
          <draw:line draw:style-name="gr3" draw:text-style-name="P5" draw:layer="layout" svg:x1="4.827cm" svg:y1="3.027cm" svg:x2="4.827cm" svg:y2="2.787cm">
            <text:p/>
          </draw:line>
        </draw:g>
        <draw:line draw:style-name="gr3" draw:text-style-name="P5" draw:layer="layout" svg:x1="5.143cm" svg:y1="3.081cm" svg:x2="5.143cm" svg:y2="4.181cm">
          <text:p/>
        </draw:line>
        <draw:g>
          <draw:line draw:style-name="gr3" draw:text-style-name="P5" draw:layer="layout" svg:x1="5.14cm" svg:y1="4.537cm" svg:x2="5.14cm" svg:y2="4.417cm">
            <text:p/>
          </draw:line>
          <draw:line draw:style-name="gr3" draw:text-style-name="P5" draw:layer="layout" svg:x1="4.925cm" svg:y1="4.428cm" svg:x2="5.154cm" svg:y2="4.428cm">
            <text:p/>
          </draw:line>
          <draw:line draw:style-name="gr3" draw:text-style-name="P5" draw:layer="layout" svg:x1="4.938cm" svg:y1="4.428cm" svg:x2="4.938cm" svg:y2="4.188cm">
            <text:p/>
          </draw:line>
          <draw:line draw:style-name="gr3" draw:text-style-name="P5" draw:layer="layout" svg:x1="5.14cm" svg:y1="4.199cm" svg:x2="5.14cm" svg:y2="4.079cm">
            <text:p/>
          </draw:line>
          <draw:line draw:style-name="gr3" draw:text-style-name="P5" draw:layer="layout" svg:x1="4.925cm" svg:y1="4.187cm" svg:x2="5.154cm" svg:y2="4.187cm">
            <text:p/>
          </draw:line>
          <draw:line draw:style-name="gr3" draw:text-style-name="P5" draw:layer="layout" svg:x1="4.828cm" svg:y1="4.428cm" svg:x2="4.828cm" svg:y2="4.188cm">
            <text:p/>
          </draw:line>
        </draw:g>
        <draw:line draw:style-name="gr3" draw:text-style-name="P5" draw:layer="layout" svg:x1="5.143cm" svg:y1="4.481cm" svg:x2="5.143cm" svg:y2="4.781cm">
          <text:p/>
        </draw:line>
        <draw:line draw:style-name="gr3" draw:text-style-name="P5" draw:layer="layout" svg:x1="4.661cm" svg:y1="4.299cm" svg:x2="4.841cm" svg:y2="4.299cm">
          <text:p/>
        </draw:line>
        <draw:custom-shape draw:style-name="gr5" draw:text-style-name="P7" draw:layer="layout" svg:width="0.08cm" svg:height="0.08cm" svg:x="4.618cm" svg:y="4.2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5.134cm" svg:y1="2.699cm" svg:x2="5.134cm" svg:y2="1.7cm">
          <text:p/>
        </draw:line>
        <draw:custom-shape draw:style-name="gr5" draw:text-style-name="P7" draw:layer="layout" svg:width="0.08cm" svg:height="0.08cm" svg:x="5.098cm" svg:y="4.7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08cm" svg:height="0.08cm" svg:x="5.443cm" svg:y="4.7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08cm" svg:height="0.08cm" svg:x="5.098cm" svg:y="1.6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08cm" svg:height="0.08cm" svg:x="5.435cm" svg:y="1.6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5" draw:layer="layout" svg:x1="6.412cm" svg:y1="4.768cm" svg:x2="6.712cm" svg:y2="4.768cm">
          <text:p/>
        </draw:line>
        <draw:line draw:style-name="gr7" draw:text-style-name="P5" draw:layer="layout" svg:x1="6.412cm" svg:y1="3.886cm" svg:x2="6.712cm" svg:y2="3.886cm">
          <text:p/>
        </draw:line>
        <draw:line draw:style-name="gr7" draw:text-style-name="P5" draw:layer="layout" svg:x1="6.412cm" svg:y1="2.922cm" svg:x2="6.712cm" svg:y2="2.922cm">
          <text:p/>
        </draw:line>
        <draw:line draw:style-name="gr7" draw:text-style-name="P5" draw:layer="layout" svg:x1="6.412cm" svg:y1="2.004cm" svg:x2="6.712cm" svg:y2="2.004cm">
          <text:p/>
        </draw:line>
        <draw:line draw:style-name="gr7" draw:text-style-name="P5" draw:layer="layout" svg:x1="6.412cm" svg:y1="1.704cm" svg:x2="6.712cm" svg:y2="1.704cm">
          <text:p/>
        </draw:line>
        <draw:line draw:style-name="gr7" draw:text-style-name="P5" draw:layer="layout" svg:x1="6.412cm" svg:y1="1.104cm" svg:x2="6.712cm" svg:y2="1.104cm">
          <text:p/>
        </draw:line>
        <draw:line draw:style-name="gr8" draw:text-style-name="P5" draw:layer="layout" svg:x1="6.712cm" svg:y1="4.766cm" svg:x2="8.512cm" svg:y2="4.766cm">
          <text:p/>
        </draw:line>
        <draw:frame draw:style-name="gr9" draw:text-style-name="P14" draw:layer="layout" svg:width="1.653cm" svg:height="0.489cm" svg:x="6.251cm" svg:y="0cm">
          <draw:text-box>
            <text:p text:style-name="P13"><text:span text:style-name="T2">dtag </text:span><text:span text:style-name="T4">IW-1</text:span></text:p>
          </draw:text-box>
        </draw:frame>
        <draw:line draw:style-name="gr3" draw:text-style-name="P5" draw:layer="layout" svg:x1="6.976cm" svg:y1="0.707cm" svg:x2="6.976cm" svg:y2="5.707cm">
          <text:p/>
        </draw:line>
        <draw:line draw:style-name="gr7" draw:text-style-name="P5" draw:layer="layout" svg:x1="6.976cm" svg:y1="0.407cm" svg:x2="6.976cm" svg:y2="0.707cm">
          <text:p/>
        </draw:line>
        <draw:line draw:style-name="gr7" draw:text-style-name="P5" draw:layer="layout" svg:x1="6.976cm" svg:y1="5.707cm" svg:x2="6.976cm" svg:y2="6.007cm">
          <text:p/>
        </draw:line>
        <draw:line draw:style-name="gr3" draw:text-style-name="P5" draw:layer="layout" svg:x1="6.512cm" svg:y1="0.103cm" svg:x2="7.376cm" svg:y2="0.103cm">
          <text:p/>
        </draw:line>
        <draw:g>
          <draw:line draw:style-name="gr3" draw:text-style-name="P5" draw:layer="layout" svg:x1="7.794cm" svg:y1="3.652cm" svg:x2="7.794cm" svg:y2="3.772cm">
            <text:p/>
          </draw:line>
          <draw:line draw:style-name="gr3" draw:text-style-name="P5" draw:layer="layout" svg:x1="8.009cm" svg:y1="3.761cm" svg:x2="7.78cm" svg:y2="3.761cm">
            <text:p/>
          </draw:line>
          <draw:line draw:style-name="gr3" draw:text-style-name="P5" draw:layer="layout" svg:x1="7.996cm" svg:y1="3.761cm" svg:x2="7.996cm" svg:y2="4.001cm">
            <text:p/>
          </draw:line>
          <draw:line draw:style-name="gr3" draw:text-style-name="P5" draw:layer="layout" svg:x1="7.794cm" svg:y1="3.99cm" svg:x2="7.794cm" svg:y2="4.11cm">
            <text:p/>
          </draw:line>
          <draw:line draw:style-name="gr3" draw:text-style-name="P5" draw:layer="layout" svg:x1="8.009cm" svg:y1="4.002cm" svg:x2="7.78cm" svg:y2="4.002cm">
            <text:p/>
          </draw:line>
          <draw:line draw:style-name="gr3" draw:text-style-name="P5" draw:layer="layout" svg:x1="8.106cm" svg:y1="3.761cm" svg:x2="8.106cm" svg:y2="4.001cm">
            <text:p/>
          </draw:line>
        </draw:g>
        <draw:line draw:style-name="gr3" draw:text-style-name="P5" draw:layer="layout" svg:x1="7.79cm" svg:y1="3.707cm" svg:x2="7.79cm" svg:y2="2.607cm">
          <text:p/>
        </draw:line>
        <draw:g>
          <draw:line draw:style-name="gr3" draw:text-style-name="P5" draw:layer="layout" svg:x1="7.793cm" svg:y1="2.251cm" svg:x2="7.793cm" svg:y2="2.371cm">
            <text:p/>
          </draw:line>
          <draw:line draw:style-name="gr3" draw:text-style-name="P5" draw:layer="layout" svg:x1="8.008cm" svg:y1="2.36cm" svg:x2="7.779cm" svg:y2="2.36cm">
            <text:p/>
          </draw:line>
          <draw:line draw:style-name="gr3" draw:text-style-name="P5" draw:layer="layout" svg:x1="7.995cm" svg:y1="2.36cm" svg:x2="7.995cm" svg:y2="2.6cm">
            <text:p/>
          </draw:line>
          <draw:line draw:style-name="gr3" draw:text-style-name="P5" draw:layer="layout" svg:x1="7.793cm" svg:y1="2.589cm" svg:x2="7.793cm" svg:y2="2.709cm">
            <text:p/>
          </draw:line>
          <draw:line draw:style-name="gr3" draw:text-style-name="P5" draw:layer="layout" svg:x1="8.008cm" svg:y1="2.601cm" svg:x2="7.779cm" svg:y2="2.601cm">
            <text:p/>
          </draw:line>
          <draw:line draw:style-name="gr3" draw:text-style-name="P5" draw:layer="layout" svg:x1="8.105cm" svg:y1="2.36cm" svg:x2="8.105cm" svg:y2="2.6cm">
            <text:p/>
          </draw:line>
        </draw:g>
        <draw:line draw:style-name="gr3" draw:text-style-name="P5" draw:layer="layout" svg:x1="7.796cm" svg:y1="2.307cm" svg:x2="7.8cm" svg:y2="1.1cm">
          <text:p/>
        </draw:line>
        <draw:line draw:style-name="gr3" draw:text-style-name="P5" draw:layer="layout" svg:x1="8.272cm" svg:y1="2.489cm" svg:x2="8.092cm" svg:y2="2.489cm">
          <text:p/>
        </draw:line>
        <draw:custom-shape draw:style-name="gr5" draw:text-style-name="P7" draw:layer="layout" svg:width="0.08cm" svg:height="0.08cm" draw:transform="rotate (-3.14159265358979) translate (8.315cm 2.52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7.794cm" svg:y1="4.089cm" svg:x2="7.794cm" svg:y2="4.789cm">
          <text:p/>
        </draw:line>
        <draw:g>
          <draw:line draw:style-name="gr3" draw:text-style-name="P5" draw:layer="layout" svg:x1="7.446cm" svg:y1="3.144cm" svg:x2="7.446cm" svg:y2="3.024cm">
            <text:p/>
          </draw:line>
          <draw:line draw:style-name="gr3" draw:text-style-name="P5" draw:layer="layout" svg:x1="7.231cm" svg:y1="3.035cm" svg:x2="7.46cm" svg:y2="3.035cm">
            <text:p/>
          </draw:line>
          <draw:line draw:style-name="gr3" draw:text-style-name="P5" draw:layer="layout" svg:x1="7.244cm" svg:y1="3.035cm" svg:x2="7.244cm" svg:y2="2.795cm">
            <text:p/>
          </draw:line>
          <draw:line draw:style-name="gr3" draw:text-style-name="P5" draw:layer="layout" svg:x1="7.446cm" svg:y1="2.806cm" svg:x2="7.446cm" svg:y2="2.686cm">
            <text:p/>
          </draw:line>
          <draw:line draw:style-name="gr3" draw:text-style-name="P5" draw:layer="layout" svg:x1="7.231cm" svg:y1="2.794cm" svg:x2="7.46cm" svg:y2="2.794cm">
            <text:p/>
          </draw:line>
          <draw:line draw:style-name="gr3" draw:text-style-name="P5" draw:layer="layout" svg:x1="7.134cm" svg:y1="3.035cm" svg:x2="7.134cm" svg:y2="2.795cm">
            <text:p/>
          </draw:line>
        </draw:g>
        <draw:line draw:style-name="gr3" draw:text-style-name="P5" draw:layer="layout" svg:x1="7.45cm" svg:y1="3.089cm" svg:x2="7.45cm" svg:y2="4.189cm">
          <text:p/>
        </draw:line>
        <draw:g>
          <draw:line draw:style-name="gr3" draw:text-style-name="P5" draw:layer="layout" svg:x1="7.447cm" svg:y1="4.545cm" svg:x2="7.447cm" svg:y2="4.425cm">
            <text:p/>
          </draw:line>
          <draw:line draw:style-name="gr3" draw:text-style-name="P5" draw:layer="layout" svg:x1="7.232cm" svg:y1="4.436cm" svg:x2="7.461cm" svg:y2="4.436cm">
            <text:p/>
          </draw:line>
          <draw:line draw:style-name="gr3" draw:text-style-name="P5" draw:layer="layout" svg:x1="7.245cm" svg:y1="4.436cm" svg:x2="7.245cm" svg:y2="4.196cm">
            <text:p/>
          </draw:line>
          <draw:line draw:style-name="gr3" draw:text-style-name="P5" draw:layer="layout" svg:x1="7.447cm" svg:y1="4.207cm" svg:x2="7.447cm" svg:y2="4.087cm">
            <text:p/>
          </draw:line>
          <draw:line draw:style-name="gr3" draw:text-style-name="P5" draw:layer="layout" svg:x1="7.232cm" svg:y1="4.195cm" svg:x2="7.461cm" svg:y2="4.195cm">
            <text:p/>
          </draw:line>
          <draw:line draw:style-name="gr3" draw:text-style-name="P5" draw:layer="layout" svg:x1="7.135cm" svg:y1="4.436cm" svg:x2="7.135cm" svg:y2="4.196cm">
            <text:p/>
          </draw:line>
        </draw:g>
        <draw:line draw:style-name="gr3" draw:text-style-name="P5" draw:layer="layout" svg:x1="7.45cm" svg:y1="4.489cm" svg:x2="7.45cm" svg:y2="4.789cm">
          <text:p/>
        </draw:line>
        <draw:line draw:style-name="gr3" draw:text-style-name="P5" draw:layer="layout" svg:x1="6.968cm" svg:y1="4.307cm" svg:x2="7.148cm" svg:y2="4.307cm">
          <text:p/>
        </draw:line>
        <draw:custom-shape draw:style-name="gr5" draw:text-style-name="P7" draw:layer="layout" svg:width="0.08cm" svg:height="0.08cm" svg:x="6.925cm" svg:y="4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7.444cm" svg:y1="2.708cm" svg:x2="7.444cm" svg:y2="1.1cm">
          <text:p/>
        </draw:line>
        <draw:custom-shape draw:style-name="gr5" draw:text-style-name="P7" draw:layer="layout" svg:width="0.08cm" svg:height="0.08cm" svg:x="7.405cm" svg:y="4.7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08cm" svg:height="0.08cm" svg:x="7.75cm" svg:y="4.7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08cm" svg:height="0.08cm" svg:x="7.405cm" svg:y="1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08cm" svg:height="0.08cm" svg:x="7.766cm" svg:y="1.0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2.231cm" svg:y1="3.883cm" svg:x2="6.43cm" svg:y2="3.883cm">
          <text:p/>
        </draw:line>
        <draw:line draw:style-name="gr8" draw:text-style-name="P5" draw:layer="layout" svg:x1="6.712cm" svg:y1="3.884cm" svg:x2="8.112cm" svg:y2="3.891cm">
          <text:p/>
        </draw:line>
        <draw:line draw:style-name="gr8" draw:text-style-name="P5" draw:layer="layout" svg:x1="6.72cm" svg:y1="2.924cm" svg:x2="7.121cm" svg:y2="2.924cm">
          <text:p/>
        </draw:line>
        <draw:line draw:style-name="gr8" draw:text-style-name="P5" draw:layer="layout" svg:x1="6.712cm" svg:y1="2.003cm" svg:x2="8.512cm" svg:y2="2.003cm">
          <text:p/>
        </draw:line>
        <draw:line draw:style-name="gr8" draw:text-style-name="P5" draw:layer="layout" svg:x1="6.712cm" svg:y1="1.703cm" svg:x2="8.512cm" svg:y2="1.703cm">
          <text:p/>
        </draw:line>
        <draw:line draw:style-name="gr8" draw:text-style-name="P5" draw:layer="layout" svg:x1="6.712cm" svg:y1="1.103cm" svg:x2="8.512cm" svg:y2="1.103cm">
          <text:p/>
        </draw:line>
        <draw:line draw:style-name="gr8" draw:text-style-name="P5" draw:layer="layout" svg:x1="6.712cm" svg:y1="1.703cm" svg:x2="8.512cm" svg:y2="1.703cm">
          <text:p/>
        </draw:line>
        <draw:line draw:style-name="gr3" draw:text-style-name="P5" draw:layer="layout" svg:x1="8.277cm" svg:y1="0.707cm" svg:x2="8.277cm" svg:y2="5.707cm">
          <text:p/>
        </draw:line>
        <draw:line draw:style-name="gr7" draw:text-style-name="P5" draw:layer="layout" svg:x1="8.277cm" svg:y1="0.407cm" svg:x2="8.277cm" svg:y2="0.707cm">
          <text:p/>
        </draw:line>
        <draw:line draw:style-name="gr7" draw:text-style-name="P5" draw:layer="layout" svg:x1="8.277cm" svg:y1="5.707cm" svg:x2="8.277cm" svg:y2="6.007cm">
          <text:p/>
        </draw:line>
        <draw:frame draw:style-name="gr9" draw:text-style-name="P14" draw:layer="layout" svg:width="1.653cm" svg:height="0.489cm" svg:x="7.552cm" svg:y="0.001cm">
          <draw:text-box>
            <text:p text:style-name="P13"><text:span text:style-name="T2">d</text:span><text:span text:style-name="T2">t</text:span><text:span text:style-name="T2">a</text:span><text:span text:style-name="T2">g </text:span><text:span text:style-name="T4">I</text:span><text:span text:style-name="T4">W</text:span><text:span text:style-name="T4">-</text:span><text:span text:style-name="T4">1</text:span></text:p>
          </draw:text-box>
        </draw:frame>
        <draw:line draw:style-name="gr7" draw:text-style-name="P5" draw:layer="layout" svg:x1="8.512cm" svg:y1="4.768cm" svg:x2="8.812cm" svg:y2="4.768cm">
          <text:p/>
        </draw:line>
        <draw:frame draw:style-name="gr9" draw:text-style-name="P14" draw:layer="layout" svg:width="1.653cm" svg:height="0.489cm" svg:x="8.653cm" svg:y="0.856cm">
          <draw:text-box>
            <text:p text:style-name="P13"><text:span text:style-name="T2">ma</text:span><text:span text:style-name="T2">tch </text:span><text:span text:style-name="T4">IW-</text:span><text:span text:style-name="T4">1</text:span></text:p>
          </draw:text-box>
        </draw:frame>
        <draw:line draw:style-name="gr3" draw:text-style-name="P5" draw:layer="layout" svg:x1="1.402cm" svg:y1="1.7cm" svg:x2="6.4cm" svg:y2="1.7cm">
          <text:p/>
        </draw:line>
        <draw:line draw:style-name="gr3" draw:text-style-name="P5" draw:layer="layout" svg:x1="1.402cm" svg:y1="1.1cm" svg:x2="6.4cm" svg:y2="1.1cm">
          <text:p/>
        </draw:line>
        <draw:line draw:style-name="gr7" draw:text-style-name="P5" draw:layer="layout" svg:x1="8.512cm" svg:y1="2.004cm" svg:x2="8.812cm" svg:y2="2.004cm">
          <text:p/>
        </draw:line>
        <draw:line draw:style-name="gr7" draw:text-style-name="P5" draw:layer="layout" svg:x1="8.512cm" svg:y1="1.704cm" svg:x2="8.812cm" svg:y2="1.704cm">
          <text:p/>
        </draw:line>
        <draw:line draw:style-name="gr7" draw:text-style-name="P5" draw:layer="layout" svg:x1="8.512cm" svg:y1="1.104cm" svg:x2="8.812cm" svg:y2="1.104cm">
          <text:p/>
        </draw:line>
        <draw:frame draw:style-name="gr9" draw:text-style-name="P14" draw:layer="layout" svg:width="1.653cm" svg:height="0.489cm" svg:x="8.654cm" svg:y="1.457cm">
          <draw:text-box>
            <text:p text:style-name="P13"><text:span text:style-name="T2">match </text:span><text:span text:style-name="T4">1</text:span></text:p>
          </draw:text-box>
        </draw:frame>
        <draw:frame draw:style-name="gr9" draw:text-style-name="P14" draw:layer="layout" svg:width="1.653cm" svg:height="0.489cm" svg:x="8.655cm" svg:y="1.758cm">
          <draw:text-box>
            <text:p text:style-name="P13"><text:span text:style-name="T2">ma</text:span><text:span text:style-name="T2">tch </text:span><text:span text:style-name="T4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06-20T15:57:06.355413705</dc:date>
    <meta:editing-duration>P2DT10H35M52S</meta:editing-duration>
    <meta:editing-cycles>65</meta:editing-cycles>
    <meta:generator>LibreOffice/6.0.7.3$Linux_X86_64 LibreOffice_project/00m0$Build-3</meta:generator>
    <meta:document-statistic meta:object-count="240"/>
  </office:meta>
</office:document-meta>
</file>